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4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7709813419990780733" text:style-name="L1">
        <text:list-item>
          <text:p text:style-name="P3">10:09 <text:s/>uphill</text:p>
        </text:list-item>
        <text:list-item>
          <text:p text:style-name="P3"><text:s text:c="2"/>8:49 <text:s/>downhill</text:p>
        </text:list-item>
        <text:list-item>
          <text:p text:style-name="P3"><text:s text:c="2"/>8:05 <text:s/>downhill</text:p>
        </text:list-item>
        <text:list-item>
          <text:p text:style-name="P3">10:37 <text:s/>uphill</text:p>
        </text:list-item>
        <text:list-item>
          <text:p text:style-name="P3"><text:s text:c="2"/>9:48 <text:s/>uphill</text:p>
        </text:list-item>
        <text:list-item>
          <text:p text:style-name="P3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2"><text:span text:style-name="T1"/></text:p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4">37.75 miles in the last week</text:p>
      <text:p text:style-name="P1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7-22T17:07:31.63</dc:date>
    <dc:creator>James Lombardi</dc:creator>
    <meta:editing-duration>PT12H9M23S</meta:editing-duration>
    <meta:editing-cycles>89</meta:editing-cycles>
    <meta:document-statistic meta:table-count="0" meta:image-count="0" meta:object-count="0" meta:page-count="1" meta:paragraph-count="28" meta:word-count="236" meta:character-count="1214"/>
  </office:meta>
</office:document-meta>
</file>